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40.34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42.16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11.11mm"/>
    </style:style>
    <style:style style:name="co13" style:family="table-column">
      <style:table-column-properties fo:break-before="auto" style:column-width="25.81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35.63mm"/>
    </style:style>
    <style:style style:name="co16" style:family="table-column">
      <style:table-column-properties fo:break-before="auto" style:column-width="34.03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33.81mm"/>
    </style:style>
    <style:style style:name="co19" style:family="table-column">
      <style:table-column-properties fo:break-before="auto" style:column-width="38.81mm"/>
    </style:style>
    <style:style style:name="co20" style:family="table-column">
      <style:table-column-properties fo:break-before="auto" style:column-width="43.2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orou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0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Rho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0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0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)</text:p>
          </table:table-cell>
          <table:table-cell table:formula="of:=[.B7]/1000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1268433" calcext:value-type="float">
            <text:p>0.126843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2.87756625694853" calcext:value-type="float">
            <text:p>2.87756625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272508440026089" calcext:value-type="float">
            <text:p>0.02725084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formula="of:=[.B14]/60*[.B2]*[.B12]*[.B12]/[.B4]" office:value-type="float" office:value="4542.46403333333" calcext:value-type="float">
            <text:p>4542.4640333333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4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oid min</text:p>
          </table:table-cell>
          <table:table-cell table:style-name="ce10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7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stability criteria</text:p>
          </table:table-cell>
          <table:table-cell table:formula="of:=[.B8]*[.B8]*[.B3]/(18*[.B4])"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948394540455542" calcext:value-type="float">
            <text:p>0.00094839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654432952378" calcext:value-type="float">
            <text:p>4.0654432952378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7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614939089896657" calcext:value-type="float">
            <text:p>0.061493909</text:p>
          </table:table-cell>
          <table:table-cell table:formula="of:=1/[.C27]" office:value-type="float" office:value="16.2617731809512" calcext:value-type="float">
            <text:p>16.261773181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30525658942129" calcext:value-type="float">
            <text:p>0.000305256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6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0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0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0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0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 office:value-type="string" calcext:value-type="string">
            <text:p>Vol fraction</text:p>
          </table:table-cell>
          <table:table-cell table:formula="of:=[.B36]*[.B2]/[.B3]*(1+[.B2]/[.B3]*[.B36]-[.B36])^(-1)" office:value-type="float" office:value="0.0509132323786223" calcext:value-type="float">
            <text:p>0.0509132324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wiettering</text:p>
          </table:table-cell>
          <table:table-cell table:style-name="ce3"/>
          <table:table-cell/>
          <table:table-cell office:value-type="float" office:value="50" calcext:value-type="float">
            <text:p>50</text:p>
          </table:table-cell>
          <table:table-cell table:formula="of:=[.$B$12]*[.$B$12]*[.$B$2]*[.D42]/60/[.$B$4]" office:value-type="float" office:value="324.461716666667" calcext:value-type="float">
            <text:p>324.4617166667</text:p>
          </table:table-cell>
          <table:table-cell table:formula="of:=[.$B$12]/([.E42])^(0.75)" office:value-type="float" office:value="0.00166123519966643" calcext:value-type="float">
            <text:p>0.001661235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float" office:value="4.4" calcext:value-type="float">
            <text:p>4.40E+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648.923433333333" calcext:value-type="float">
            <text:p>648.9234333333</text:p>
          </table:table-cell>
          <table:table-cell table:formula="of:=[.$B$12]/([.E43])^(0.75)" office:value-type="float" office:value="0.00098777635956814" calcext:value-type="float">
            <text:p>0.000987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297.84686666667" calcext:value-type="float">
            <text:p>1297.8468666667</text:p>
          </table:table-cell>
          <table:table-cell table:formula="of:=[.$B$12]/([.E44])^(0.75)" office:value-type="float" office:value="0.000587335337414959" calcext:value-type="float">
            <text:p>0.000587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p</text:p>
          </table:table-cell>
          <table:table-cell table:formula="of:=[.B3]" office:value-type="float" office:value="2500" calcext:value-type="float">
            <text:p>2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1946.7703" calcext:value-type="float">
            <text:p>1946.7703</text:p>
          </table:table-cell>
          <table:table-cell table:formula="of:=[.$B$12]/([.E45])^(0.75)" office:value-type="float" office:value="0.000433328932478816" calcext:value-type="float">
            <text:p>0.0004333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l</text:p>
          </table:table-cell>
          <table:table-cell table:formula="of:=[.B2]" office:value-type="float" office:value="1207" calcext:value-type="float">
            <text:p>1207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2595.69373333333" calcext:value-type="float">
            <text:p>2595.6937333333</text:p>
          </table:table-cell>
          <table:table-cell table:formula="of:=[.$B$12]/([.E46])^(0.75)" office:value-type="float" office:value="0.000349231681073197" calcext:value-type="float">
            <text:p>0.000349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6]" office:value-type="float" office:value="9.81" calcext:value-type="float">
            <text:p>9.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244.61716666667" calcext:value-type="float">
            <text:p>3244.6171666667</text:p>
          </table:table-cell>
          <table:table-cell table:formula="of:=[.$B$12]/([.E47])^(0.75)" office:value-type="float" office:value="0.000295414035079871" calcext:value-type="float">
            <text:p>0.000295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12]" office:value-type="float" office:value="0.127" calcext:value-type="float">
            <text:p>0.127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$12]*[.$B$12]*[.$B$2]*[.D48]/60/[.$B$4]" office:value-type="float" office:value="3569.07888333333" calcext:value-type="float">
            <text:p>3569.0788833333</text:p>
          </table:table-cell>
          <table:table-cell table:formula="of:=[.$B$12]/([.E48])^(0.75)" office:value-type="float" office:value="0.000275034142975425" calcext:value-type="float">
            <text:p>0.0002750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formula="of:=[.B4]/[.B2]" office:value-type="float" office:value="0.0000414250207125104" calcext:value-type="float">
            <text:p>0.0000414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4542.46403333333" calcext:value-type="float">
            <text:p>4542.4640333333</text:p>
          </table:table-cell>
          <table:table-cell table:formula="of:=[.$B$12]/([.E49])^(0.75)" office:value-type="float" office:value="0.000229527696381815" calcext:value-type="float">
            <text:p>0.0002295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[.B36]/(1-[.B36])" office:value-type="float" office:value="0.111111111111111" calcext:value-type="float">
            <text:p>0.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 – RPS</text:p>
          </table:table-cell>
          <table:table-cell table:formula="of:=[.B43]*([.B49])^(0.1)*((([.B45]-[.B46])*[.B47])/[.B46])^(0.45)*[.B44]^(0.2)*[.B50]^(0.1)*[.B48]^(-0.85)" office:value-type="float" office:value="6.70884726994537" calcext:value-type="float">
            <text:p>6.708847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51]*60" office:value-type="float" office:value="402.530836196722" calcext:value-type="float">
            <text:p>402.5308361967</text:p>
          </table:table-cell>
          <table:table-cell table:number-columns-repeated="10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405262" calcext:value-type="float">
            <text:p>0.0040526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90.0651923940562" calcext:value-type="float">
            <text:p>90.06519239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01576933632938" calcext:value-type="float">
            <text:p>0.0010157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4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7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8" calcext:value-type="float">
            <text:p>0.8</text:p>
          </table:table-cell>
          <table:table-cell table:formula="of:=2.65*([.C23]+1)-(5.3-3.5*[.C23])*[.C23]*[.C23]*EXP(-(1.5-LOG([.$B$21];10)/2))" office:value-type="float" office:value="4.75921928480146" calcext:value-type="float">
            <text:p>4.7592192848</text:p>
          </table:table-cell>
          <table:table-cell table:formula="of:=[.B23]/([.C23])^(-[.D23])" office:value-type="float" office:value="0.000324637134819159" calcext:value-type="float">
            <text:p>0.0003246371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2.8921179624503" calcext:value-type="float">
            <text:p>2.8921179625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7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02260697468035" calcext:value-type="float">
            <text:p>0.0001022607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6" calcext:value-type="float">
            <text:p>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2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B37]*[.B3]/([.B2]*(1-[.B37])+[.B37]*[.B3])"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129572498898193" calcext:value-type="float">
            <text:p>0.1295724989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table:style-name="ce13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s of particles</text:p>
          </table:table-cell>
          <table:table-cell table:style-name="ce3" table:formula="of:=[.B38]*[.B3]" office:value-type="float" office:value="4.77395280089844" calcext:value-type="float">
            <text:p>4.77E+000</text:p>
          </table:table-cell>
          <table:table-cell table:style-name="ce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2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2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2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table:table-column table:style-name="co9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23495.3570526609" calcext:value-type="float">
            <text:p>23495.357052660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18796.2856421287" calcext:value-type="float">
            <text:p>18796.285642128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14097.2142315965" calcext:value-type="float">
            <text:p>14097.214231596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9398.14282106436" calcext:value-type="float">
            <text:p>9398.142821064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4699.07141053218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8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825422053804182" calcext:value-type="float">
            <text:p>8.25422053804182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3495.3570526609" calcext:value-type="float">
            <text:p>2.350E+004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6] *2 * (1+[.B27])) / (0.1631*[.B27] + 0.8756)" office:value-type="float" office:value="0.0000441110288544392" calcext:value-type="float">
            <text:p>0.00004411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34]/[.B33]" office:value-type="float" office:value="0.113350337315853" calcext:value-type="float">
            <text:p>0.1133503373</text:p>
          </table:table-cell>
          <table:table-cell table:formula="of:=1/[.C34]" office:value-type="float" office:value="8.82220577088785" calcext:value-type="float">
            <text:p>8.822205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14568799509" calcext:value-type="float">
            <text:p>0.14568799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200000" calcext:value-type="float">
            <text:p>2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table:table-column table:style-name="co18" table:default-cell-style-name="ce12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2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00-00-00</text:date>, <text:time style:data-style-name="N2" text:time-value="14:38:53.846825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4.3.2$Linux_X86_64 LibreOffice_project/40m0$Build-2</meta:generator>
    <dc:date>2015-11-27T15:58:47.620302836</dc:date>
    <dc:creator>bruno </dc:creator>
    <meta:editing-duration>P18DT16H21M29S</meta:editing-duration>
    <meta:editing-cycles>118</meta:editing-cycles>
    <meta:document-statistic meta:table-count="18" meta:cell-count="2079" meta:object-count="0"/>
  </office:meta>
</office:document-meta>
</file>